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10 left)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Running?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Even Left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table:style-name="ce5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3:10:24.603166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20T23:19:07.881708624</dc:date>
    <meta:editing-duration>PT8H47M11S</meta:editing-duration>
    <meta:editing-cycles>16</meta:editing-cycles>
    <meta:generator>LibreOffice/5.0.6.2$Linux_X86_64 LibreOffice_project/00$Build-2</meta:generator>
    <dc:creator>xx505837 </dc:creator>
    <meta:document-statistic meta:table-count="1" meta:cell-count="42" meta:object-count="0"/>
  </office:meta>
</office:document-meta>
</file>